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223bad040" style:family="table" style:master-page-name="ta-mp-0x7f0223bad040">
      <style:table-properties table:display="true" style:writing-mode="lr-tb"/>
    </style:style>
    <style:style style:name="ta-0x7f0223bad230" style:family="table" style:master-page-name="ta-mp-0x7f0223bad230">
      <style:table-properties table:display="true" style:writing-mode="lr-tb"/>
    </style:style>
    <style:style style:name="ta-0x7f0223bad420" style:family="table" style:master-page-name="ta-mp-0x7f0223bad420">
      <style:table-properties table:display="true" style:writing-mode="lr-tb"/>
    </style:style>
    <style:style style:name="ta-0x7f0223bad610" style:family="table" style:master-page-name="ta-mp-0x7f0223bad610">
      <style:table-properties table:display="true" style:writing-mode="lr-tb"/>
    </style:style>
    <style:style style:name="ta-0x7f0223bad800" style:family="table" style:master-page-name="ta-mp-0x7f0223bad800">
      <style:table-properties table:display="true" style:writing-mode="lr-tb"/>
    </style:style>
    <style:style style:name="ta-0x7f0223bad9f0" style:family="table" style:master-page-name="ta-mp-0x7f0223bad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223bae9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aed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ae3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97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e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178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b10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223bae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18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b1c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8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223bb11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19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e6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8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3bb1b0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bc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3baf2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6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0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ae8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223baf1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ec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ae2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e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223bae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e4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6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7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3baf4d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3b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3bb03e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cf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7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afa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223bb0a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9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b0f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ef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223bb16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15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12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14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3baeb9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e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3bb00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e1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aff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b0b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223bb02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d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3bb05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3bb01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223bb1d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4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5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6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438a79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8b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438a9e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b0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d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438ae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022438ac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af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22438b0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b1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022438b3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b4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b5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b6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438b7c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b8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022438ba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22438bb3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6.50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320.25pt" style:use-optimal-column-width="true"/>
    </style:style>
    <style:style style:name="ACOL-7" style:family="table-column">
      <style:table-column-properties style:column-width="158.25pt" style:use-optimal-column-width="true"/>
    </style:style>
    <style:style style:name="ACOL-8" style:family="table-column">
      <style:table-column-properties style:column-width="107.25pt" style:use-optimal-column-width="true"/>
    </style:style>
    <style:style style:name="ACOL-9" style:family="table-column">
      <style:table-column-properties style:column-width="187.50pt" style:use-optimal-column-width="true"/>
    </style:style>
    <style:style style:name="ACOL-10" style:family="table-column">
      <style:table-column-properties style:column-width="59.25pt" style:use-optimal-column-width="true"/>
    </style:style>
    <style:style style:name="ACOL-11" style:family="table-column">
      <style:table-column-properties style:column-width="58.50pt" style:use-optimal-column-width="true"/>
    </style:style>
    <style:style style:name="ACOL-12" style:family="table-column">
      <style:table-column-properties style:column-width="48.75pt" style:use-optimal-column-width="true"/>
    </style:style>
    <style:style style:name="ACOL-13" style:family="table-column">
      <style:table-column-properties style:column-width="81.00pt" style:use-optimal-column-width="true"/>
    </style:style>
    <style:style style:name="ACOL-14" style:family="table-column">
      <style:table-column-properties style:column-width="120.75pt" style:use-optimal-column-width="true"/>
    </style:style>
    <style:style style:name="ACOL-15" style:family="table-column">
      <style:table-column-properties style:column-width="151.50pt" style:use-optimal-column-width="true"/>
    </style:style>
    <style:style style:name="ACOL-16" style:family="table-column">
      <style:table-column-properties style:column-width="54.00pt" style:use-optimal-column-width="true"/>
    </style:style>
    <style:style style:name="ACOL-17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0223bad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223bae9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223baede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0223bae380" office:value-type="string">
            <text:p>removeLinkForappliedGifts</text:p>
          </table:table-cell>
          <table:table-cell table:number-columns-repeated="127" table:style-name="Gnumeric-default"/>
        </table:table-row>
        <table:table-row table:style-name="AROW-2">
          <table:table-cell table:style-name="ACE-0x7f0223baf97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0223bad230" table:print="false">
        <office:forms form:automatic-focus="false" form:apply-design-mode="false">
          <form:form/>
        </office:forms>
        <table:table-column table:default-cell-style-name="ACE-0x7f0223bae130" table:style-name="ACOL-3"/>
        <table:table-column table:default-cell-style-name="ACE-0x7f0223bae130" table:style-name="ACOL-4"/>
        <table:table-column table:default-cell-style-name="ACE-0x7f0223bae130" table:style-name="ACOL-5"/>
        <table:table-column table:default-cell-style-name="ACE-0x7f0223bae130" table:style-name="ACOL-6"/>
        <table:table-column table:default-cell-style-name="ACE-0x7f0223bae130" table:style-name="ACOL-7" table:number-columns-repeated="2"/>
        <table:table-column table:default-cell-style-name="ACE-0x7f0223bae130" table:style-name="ACOL-8"/>
        <table:table-column table:default-cell-style-name="ACE-0x7f0223bae130" table:style-name="ACOL-9"/>
        <table:table-column table:default-cell-style-name="ACE-0x7f0223bae130" table:style-name="ACOL-10"/>
        <table:table-column table:default-cell-style-name="ACE-0x7f0223bae130" table:style-name="ACOL-11"/>
        <table:table-column table:default-cell-style-name="ACE-0x7f0223baf288" table:style-name="ACOL-12"/>
        <table:table-column table:default-cell-style-name="ACE-0x7f0223baf288" table:style-name="ACOL-13"/>
        <table:table-column table:default-cell-style-name="ACE-0x7f0223baf288" table:style-name="ACOL-14"/>
        <table:table-column table:default-cell-style-name="ACE-0x7f0223baf288" table:style-name="ACOL-15"/>
        <table:table-column table:default-cell-style-name="ACE-0x7f0223bae130" table:style-name="ACOL-16"/>
        <table:table-column table:default-cell-style-name="ACE-0x7f0223bae130" table:style-name="ACOL-17"/>
        <table:table-column table:default-cell-style-name="ACE-0x7f0223bae130" table:style-name="ACOL-10"/>
        <table:table-column table:default-cell-style-name="ACE-0x7f0223bae130" table:style-name="ACOL-0"/>
        <table:table-column table:default-cell-style-name="ACE-0x7f0223baf288" table:style-name="ACOL-0"/>
        <table:table-column table:default-cell-style-name="ACE-0x7f0223bae130" table:style-name="ACOL-0" table:number-columns-repeated="5"/>
        <table:table-column table:default-cell-style-name="ACE-0x7f0223bae130" table:style-name="ACOL-0" table:number-columns-repeated="104"/>
        <table:table-row table:style-name="AROW-2">
          <table:table-cell table:style-name="ACE-0x7f0223bb1788" office:value-type="string">
            <text:p>User Name</text:p>
          </table:table-cell>
          <table:table-cell table:style-name="ACE-0x7f0223bb18b0" office:value-type="string">
            <text:p>Password</text:p>
          </table:table-cell>
          <table:table-cell table:style-name="ACE-0x7f0223bb19d8" office:value-type="string">
            <text:p>MenuProductName</text:p>
          </table:table-cell>
          <table:table-cell table:style-name="ACE-0x7f0223bb19d8" office:value-type="string">
            <text:p>Product List1</text:p>
          </table:table-cell>
          <table:table-cell table:style-name="ACE-0x7f0223bb19d8" office:value-type="string">
            <text:p>SearchProduct1</text:p>
          </table:table-cell>
          <table:table-cell table:style-name="ACE-0x7f0223bb19d8" office:value-type="string">
            <text:p>Desired Product</text:p>
          </table:table-cell>
          <table:table-cell table:style-name="ACE-0x7f0223bb19d8" office:value-type="string">
            <text:p>Gift_Certifictae_Code</text:p>
          </table:table-cell>
          <table:table-cell table:style-name="ACE-0x7f0223bb19d8" office:value-type="string">
            <text:p>Email_Address</text:p>
          </table:table-cell>
          <table:table-cell table:style-name="ACE-0x7f0223bb19d8" office:value-type="string">
            <text:p>First_Name</text:p>
          </table:table-cell>
          <table:table-cell table:style-name="ACE-0x7f0223bb19d8" office:value-type="string">
            <text:p>Last_Name</text:p>
          </table:table-cell>
          <table:table-cell table:style-name="ACE-0x7f0223bb1b00" office:value-type="string">
            <text:p>Pin_Code</text:p>
          </table:table-cell>
          <table:table-cell table:style-name="ACE-0x7f0223bb1b00" office:value-type="string">
            <text:p>Mobile_Number</text:p>
          </table:table-cell>
          <table:table-cell table:style-name="ACE-0x7f0223bb1b00" office:value-type="string">
            <text:p>Address</text:p>
          </table:table-cell>
          <table:table-cell table:style-name="ACE-0x7f0223bb1b00" office:value-type="string">
            <text:p>Address_2</text:p>
          </table:table-cell>
          <table:table-cell table:style-name="ACE-0x7f0223bb19d8" office:value-type="string">
            <text:p>City</text:p>
          </table:table-cell>
          <table:table-cell table:style-name="ACE-0x7f0223bb19d8" office:value-type="string">
            <text:p>Select_State</text:p>
          </table:table-cell>
          <table:table-cell table:style-name="ACE-0x7f0223bb19d8" office:value-type="string">
            <text:p>First_Name</text:p>
          </table:table-cell>
          <table:table-cell table:style-name="ACE-0x7f0223bb19d8" office:value-type="string">
            <text:p>Last_Name</text:p>
          </table:table-cell>
          <table:table-cell table:style-name="ACE-0x7f0223bb1b00" office:value-type="string">
            <text:p>Pin_Code</text:p>
          </table:table-cell>
          <table:table-cell table:style-name="ACE-0x7f0223bb19d8" office:value-type="string">
            <text:p>Mobile_Number</text:p>
          </table:table-cell>
          <table:table-cell table:style-name="ACE-0x7f0223bb19d8" office:value-type="string">
            <text:p>Address</text:p>
          </table:table-cell>
          <table:table-cell table:style-name="ACE-0x7f0223bb19d8" office:value-type="string">
            <text:p>Address_2</text:p>
          </table:table-cell>
          <table:table-cell table:style-name="ACE-0x7f0223bb19d8" office:value-type="string">
            <text:p>City</text:p>
          </table:table-cell>
          <table:table-cell table:style-name="ACE-0x7f0223bb1c28" office:value-type="string">
            <text:p>Select_State</text:p>
          </table:table-cell>
          <table:table-cell table:number-columns-repeated="104" table:style-name="ACE-0x7f0223bae130"/>
        </table:table-row>
        <table:table-row table:style-name="AROW-2">
          <table:table-cell table:style-name="ACE-0x7f0223bb1098" office:value-type="string">
            <text:p>testapiuser@shopclues.com</text:p>
          </table:table-cell>
          <table:table-cell table:style-name="ACE-0x7f0223bae6f8" office:value-type="string">
            <text:p>e10adc3949ba59abbe56e057f20f883e</text:p>
          </table:table-cell>
          <table:table-cell table:style-name="ACE-0x7f0223bae6f8" office:value-type="string">
            <text:p>Shop By Category</text:p>
          </table:table-cell>
          <table:table-cell table:style-name="ACE-0x7f0223bae6f8" office:value-type="string">
            <text:p>Shop By Category##Computers##Storage Devices##Pen Drive</text:p>
          </table:table-cell>
          <table:table-cell table:style-name="ACE-0x7f0223bae6f8" office:value-type="string">
            <text:p>Moserbaer 16GB USB Pen Drive</text:p>
          </table:table-cell>
          <table:table-cell table:style-name="ACE-0x7f0223bae6f8" office:value-type="string">
            <text:p>Moserbaer 16GB USB Pen Drive</text:p>
          </table:table-cell>
          <table:table-cell table:style-name="ACE-0x7f0223bae6f8" office:value-type="string">
            <text:p>GC-2AXR-FLCK-KKUQ</text:p>
          </table:table-cell>
          <table:table-cell table:style-name="ACE-0x7f0223bae6f8" office:value-type="string">
            <text:p>keshav.kashyap@crestechglobal.com</text:p>
          </table:table-cell>
          <table:table-cell table:style-name="ACE-0x7f0223bae6f8" office:value-type="string">
            <text:p>Keshav</text:p>
          </table:table-cell>
          <table:table-cell table:style-name="ACE-0x7f0223bb0880" office:value-type="string">
            <text:p>Kashyap</text:p>
          </table:table-cell>
          <table:table-cell table:style-name="ACE-0x7f0223bafbc8" office:value-type="float" office:value="110058">
            <text:p>110058</text:p>
          </table:table-cell>
          <table:table-cell table:style-name="ACE-0x7f0223bb0630" office:value-type="float" office:value="8860357238">
            <text:p>8860357238</text:p>
          </table:table-cell>
          <table:table-cell table:style-name="ACE-0x7f0223bb0630" office:value-type="string">
            <text:p>WB-143 (C), Shakarpur, </text:p>
          </table:table-cell>
          <table:table-cell table:style-name="ACE-0x7f0223bb0630" office:value-type="string">
            <text:p>Near Laxmi Nagar , New Delhi</text:p>
          </table:table-cell>
          <table:table-cell table:style-name="ACE-0x7f0223bae6f8" office:value-type="string">
            <text:p>New Delhi</text:p>
          </table:table-cell>
          <table:table-cell table:style-name="ACE-0x7f0223bae6f8" office:value-type="string">
            <text:p>Delhi</text:p>
          </table:table-cell>
          <table:table-cell table:style-name="ACE-0x7f0223bae6f8" office:value-type="string">
            <text:p>Keshav</text:p>
          </table:table-cell>
          <table:table-cell table:style-name="ACE-0x7f0223bb0880" office:value-type="string">
            <text:p>Kashyap</text:p>
          </table:table-cell>
          <table:table-cell table:style-name="ACE-0x7f0223bafbc8" office:value-type="float" office:value="110058">
            <text:p>110058</text:p>
          </table:table-cell>
          <table:table-cell table:style-name="ACE-0x7f0223bae6f8" office:value-type="float" office:value="8860357238">
            <text:p>8.9E+09</text:p>
          </table:table-cell>
          <table:table-cell table:style-name="ACE-0x7f0223bae6f8" office:value-type="string">
            <text:p>WB-143 (C), Shakarpur, </text:p>
          </table:table-cell>
          <table:table-cell table:style-name="ACE-0x7f0223bae6f8" office:value-type="string">
            <text:p>Near Laxmi Nagar , New Delhi</text:p>
          </table:table-cell>
          <table:table-cell table:style-name="ACE-0x7f0223bae6f8" office:value-type="string">
            <text:p>New Delhi</text:p>
          </table:table-cell>
          <table:table-cell table:style-name="ACE-0x7f0223bb11c0" office:value-type="string">
            <text:p>Delhi</text:p>
          </table:table-cell>
          <table:table-cell table:number-columns-repeated="104" table:style-name="ACE-0x7f0223bae130"/>
        </table:table-row>
        <table:table-row table:style-name="AROW-4">
          <table:table-cell table:number-columns-repeated="3" table:style-name="ACE-0x7f0223bae130"/>
          <table:table-cell table:style-name="ACE-0x7f0223baf850"/>
          <table:table-cell table:number-columns-repeated="6" table:style-name="ACE-0x7f0223bae130"/>
          <table:table-cell table:number-columns-repeated="4" table:style-name="ACE-0x7f0223baf288"/>
          <table:table-cell table:number-columns-repeated="4" table:style-name="ACE-0x7f0223bae130"/>
          <table:table-cell table:style-name="ACE-0x7f0223baf288"/>
          <table:table-cell table:number-columns-repeated="109" table:style-name="ACE-0x7f0223bae1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23" gnm:end-row="0"/>
        </gnm:selections>
      </table:table>
      <table:table table:name="MQA2_TestData" table:style-name="ta-0x7f0223bad420" table:print="false">
        <office:forms form:automatic-focus="false" form:apply-design-mode="false">
          <form:form/>
        </office:forms>
        <table:table-column table:default-cell-style-name="ACE-0x7f0223baf160" table:style-name="ACOL-3"/>
        <table:table-column table:default-cell-style-name="ACE-0x7f0223baf160" table:style-name="ACOL-4"/>
        <table:table-column table:default-cell-style-name="ACE-0x7f0223baf160" table:style-name="ACOL-5"/>
        <table:table-column table:default-cell-style-name="ACE-0x7f0223baf160" table:style-name="ACOL-6"/>
        <table:table-column table:default-cell-style-name="ACE-0x7f0223baf160" table:style-name="ACOL-7" table:number-columns-repeated="2"/>
        <table:table-column table:default-cell-style-name="ACE-0x7f0223baf160" table:style-name="ACOL-8"/>
        <table:table-column table:default-cell-style-name="ACE-0x7f0223baf160" table:style-name="ACOL-9"/>
        <table:table-column table:default-cell-style-name="ACE-0x7f0223baf160" table:style-name="ACOL-10"/>
        <table:table-column table:default-cell-style-name="ACE-0x7f0223baf160" table:style-name="ACOL-11"/>
        <table:table-column table:default-cell-style-name="ACE-0x7f0223bb03e0" table:style-name="ACOL-12"/>
        <table:table-column table:default-cell-style-name="ACE-0x7f0223bb03e0" table:style-name="ACOL-13"/>
        <table:table-column table:default-cell-style-name="ACE-0x7f0223bb03e0" table:style-name="ACOL-14"/>
        <table:table-column table:default-cell-style-name="ACE-0x7f0223bb03e0" table:style-name="ACOL-15"/>
        <table:table-column table:default-cell-style-name="ACE-0x7f0223baf160" table:style-name="ACOL-16"/>
        <table:table-column table:default-cell-style-name="ACE-0x7f0223baf160" table:style-name="ACOL-17"/>
        <table:table-column table:default-cell-style-name="ACE-0x7f0223baf160" table:style-name="ACOL-10"/>
        <table:table-column table:default-cell-style-name="ACE-0x7f0223baf160" table:style-name="ACOL-0"/>
        <table:table-column table:default-cell-style-name="ACE-0x7f0223bb03e0" table:style-name="ACOL-0"/>
        <table:table-column table:default-cell-style-name="ACE-0x7f0223baf160" table:style-name="ACOL-0" table:number-columns-repeated="5"/>
        <table:table-column table:default-cell-style-name="ACE-0x7f0223baf160" table:style-name="ACOL-0" table:number-columns-repeated="104"/>
        <table:table-row table:style-name="AROW-2">
          <table:table-cell table:style-name="ACE-0x7f0223baf038" office:value-type="string">
            <text:p>User Name</text:p>
          </table:table-cell>
          <table:table-cell table:style-name="ACE-0x7f0223baecc0" office:value-type="string">
            <text:p>Password</text:p>
          </table:table-cell>
          <table:table-cell table:style-name="ACE-0x7f0223bae4a8" office:value-type="string">
            <text:p>MenuProductName</text:p>
          </table:table-cell>
          <table:table-cell table:style-name="ACE-0x7f0223bae4a8" office:value-type="string">
            <text:p>Product List1</text:p>
          </table:table-cell>
          <table:table-cell table:style-name="ACE-0x7f0223bae4a8" office:value-type="string">
            <text:p>SearchProduct1</text:p>
          </table:table-cell>
          <table:table-cell table:style-name="ACE-0x7f0223bae4a8" office:value-type="string">
            <text:p>Desired Product</text:p>
          </table:table-cell>
          <table:table-cell table:style-name="ACE-0x7f0223bae4a8" office:value-type="string">
            <text:p>Gift_Certifictae_Code</text:p>
          </table:table-cell>
          <table:table-cell table:style-name="ACE-0x7f0223bae4a8" office:value-type="string">
            <text:p>Email_Address</text:p>
          </table:table-cell>
          <table:table-cell table:style-name="ACE-0x7f0223bae4a8" office:value-type="string">
            <text:p>First_Name</text:p>
          </table:table-cell>
          <table:table-cell table:style-name="ACE-0x7f0223bae4a8" office:value-type="string">
            <text:p>Last_Name</text:p>
          </table:table-cell>
          <table:table-cell table:style-name="ACE-0x7f0223baf4d8" office:value-type="string">
            <text:p>Pin_Code</text:p>
          </table:table-cell>
          <table:table-cell table:style-name="ACE-0x7f0223baf4d8" office:value-type="string">
            <text:p>Mobile_Number</text:p>
          </table:table-cell>
          <table:table-cell table:style-name="ACE-0x7f0223baf4d8" office:value-type="string">
            <text:p>Address</text:p>
          </table:table-cell>
          <table:table-cell table:style-name="ACE-0x7f0223baf4d8" office:value-type="string">
            <text:p>Address_2</text:p>
          </table:table-cell>
          <table:table-cell table:style-name="ACE-0x7f0223bae4a8" office:value-type="string">
            <text:p>City</text:p>
          </table:table-cell>
          <table:table-cell table:style-name="ACE-0x7f0223bae4a8" office:value-type="string">
            <text:p>Select_State</text:p>
          </table:table-cell>
          <table:table-cell table:style-name="ACE-0x7f0223bae4a8" office:value-type="string">
            <text:p>First_Name</text:p>
          </table:table-cell>
          <table:table-cell table:style-name="ACE-0x7f0223bae4a8" office:value-type="string">
            <text:p>Last_Name</text:p>
          </table:table-cell>
          <table:table-cell table:style-name="ACE-0x7f0223baf4d8" office:value-type="string">
            <text:p>Pin_Code</text:p>
          </table:table-cell>
          <table:table-cell table:style-name="ACE-0x7f0223bae4a8" office:value-type="string">
            <text:p>Mobile_Number</text:p>
          </table:table-cell>
          <table:table-cell table:style-name="ACE-0x7f0223bae4a8" office:value-type="string">
            <text:p>Address</text:p>
          </table:table-cell>
          <table:table-cell table:style-name="ACE-0x7f0223bae4a8" office:value-type="string">
            <text:p>Address_2</text:p>
          </table:table-cell>
          <table:table-cell table:style-name="ACE-0x7f0223bae4a8" office:value-type="string">
            <text:p>City</text:p>
          </table:table-cell>
          <table:table-cell table:style-name="ACE-0x7f0223bae258" office:value-type="string">
            <text:p>Select_State</text:p>
          </table:table-cell>
          <table:table-cell table:number-columns-repeated="104" table:style-name="ACE-0x7f0223baf160"/>
        </table:table-row>
        <table:table-row table:style-name="AROW-2">
          <table:table-cell table:style-name="ACE-0x7f0223bae820" office:value-type="string">
            <text:p>testapiuser@shopclues.com</text:p>
          </table:table-cell>
          <table:table-cell table:style-name="ACE-0x7f0223baf600" office:value-type="string">
            <text:p>e10adc3949ba59abbe56e057f20f883e</text:p>
          </table:table-cell>
          <table:table-cell table:style-name="ACE-0x7f0223baf600" office:value-type="string">
            <text:p>Shop By Category</text:p>
          </table:table-cell>
          <table:table-cell table:style-name="ACE-0x7f0223baf600" office:value-type="string">
            <text:p>Shop By Category##Computers##Storage Devices##Pen Drive</text:p>
          </table:table-cell>
          <table:table-cell table:style-name="ACE-0x7f0223baf600" office:value-type="string">
            <text:p>Moserbaer 16GB USB Pen Drive</text:p>
          </table:table-cell>
          <table:table-cell table:style-name="ACE-0x7f0223baf600" office:value-type="string">
            <text:p>Moserbaer 16GB USB Pen Drive</text:p>
          </table:table-cell>
          <table:table-cell table:style-name="ACE-0x7f0223baf600" office:value-type="string">
            <text:p>GC-2AXR-FLCK-KKUQ</text:p>
          </table:table-cell>
          <table:table-cell table:style-name="ACE-0x7f0223baf600" office:value-type="string">
            <text:p>keshav.kashyap@crestechglobal.com</text:p>
          </table:table-cell>
          <table:table-cell table:style-name="ACE-0x7f0223baf600" office:value-type="string">
            <text:p>Keshav</text:p>
          </table:table-cell>
          <table:table-cell table:style-name="ACE-0x7f0223baf728" office:value-type="string">
            <text:p>Kashyap</text:p>
          </table:table-cell>
          <table:table-cell table:style-name="ACE-0x7f0223baf3b0" office:value-type="float" office:value="110058">
            <text:p>110058</text:p>
          </table:table-cell>
          <table:table-cell table:style-name="ACE-0x7f0223bafcf0" office:value-type="float" office:value="8860357238">
            <text:p>8860357238</text:p>
          </table:table-cell>
          <table:table-cell table:style-name="ACE-0x7f0223bafcf0" office:value-type="string">
            <text:p>WB-143 (C), Shakarpur, </text:p>
          </table:table-cell>
          <table:table-cell table:style-name="ACE-0x7f0223bafcf0" office:value-type="string">
            <text:p>Near Laxmi Nagar , New Delhi</text:p>
          </table:table-cell>
          <table:table-cell table:style-name="ACE-0x7f0223baf600" office:value-type="string">
            <text:p>New Delhi</text:p>
          </table:table-cell>
          <table:table-cell table:style-name="ACE-0x7f0223baf600" office:value-type="string">
            <text:p>Delhi</text:p>
          </table:table-cell>
          <table:table-cell table:style-name="ACE-0x7f0223baf600" office:value-type="string">
            <text:p>Keshav</text:p>
          </table:table-cell>
          <table:table-cell table:style-name="ACE-0x7f0223baf728" office:value-type="string">
            <text:p>Kashyap</text:p>
          </table:table-cell>
          <table:table-cell table:style-name="ACE-0x7f0223baf3b0" office:value-type="float" office:value="110058">
            <text:p>110058</text:p>
          </table:table-cell>
          <table:table-cell table:style-name="ACE-0x7f0223baf600" office:value-type="float" office:value="8860357238">
            <text:p>8.9E+09</text:p>
          </table:table-cell>
          <table:table-cell table:style-name="ACE-0x7f0223baf600" office:value-type="string">
            <text:p>WB-143 (C), Shakarpur, </text:p>
          </table:table-cell>
          <table:table-cell table:style-name="ACE-0x7f0223baf600" office:value-type="string">
            <text:p>Near Laxmi Nagar , New Delhi</text:p>
          </table:table-cell>
          <table:table-cell table:style-name="ACE-0x7f0223baf600" office:value-type="string">
            <text:p>New Delhi</text:p>
          </table:table-cell>
          <table:table-cell table:style-name="ACE-0x7f0223bae5d0" office:value-type="string">
            <text:p>Delhi</text:p>
          </table:table-cell>
          <table:table-cell table:number-columns-repeated="104" table:style-name="ACE-0x7f0223baf160"/>
        </table:table-row>
        <table:table-row table:style-name="AROW-4">
          <table:table-cell table:number-columns-repeated="3" table:style-name="ACE-0x7f0223baf160"/>
          <table:table-cell table:style-name="ACE-0x7f0223baea70"/>
          <table:table-cell table:number-columns-repeated="6" table:style-name="ACE-0x7f0223baf160"/>
          <table:table-cell table:number-columns-repeated="4" table:style-name="ACE-0x7f0223bb03e0"/>
          <table:table-cell table:number-columns-repeated="4" table:style-name="ACE-0x7f0223baf160"/>
          <table:table-cell table:style-name="ACE-0x7f0223bb03e0"/>
          <table:table-cell table:number-columns-repeated="109" table:style-name="ACE-0x7f0223baf16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0223bad610" table:print="false">
        <office:forms form:automatic-focus="false" form:apply-design-mode="false">
          <form:form/>
        </office:forms>
        <table:table-column table:default-cell-style-name="ACE-0x7f0223bb0ad0" table:style-name="ACOL-3"/>
        <table:table-column table:default-cell-style-name="ACE-0x7f0223bb0ad0" table:style-name="ACOL-4"/>
        <table:table-column table:default-cell-style-name="ACE-0x7f0223bb0ad0" table:style-name="ACOL-5"/>
        <table:table-column table:default-cell-style-name="ACE-0x7f0223bb0ad0" table:style-name="ACOL-6"/>
        <table:table-column table:default-cell-style-name="ACE-0x7f0223bb0ad0" table:style-name="ACOL-7" table:number-columns-repeated="2"/>
        <table:table-column table:default-cell-style-name="ACE-0x7f0223bb0ad0" table:style-name="ACOL-8"/>
        <table:table-column table:default-cell-style-name="ACE-0x7f0223bb0ad0" table:style-name="ACOL-9"/>
        <table:table-column table:default-cell-style-name="ACE-0x7f0223bb0ad0" table:style-name="ACOL-10"/>
        <table:table-column table:default-cell-style-name="ACE-0x7f0223bb0ad0" table:style-name="ACOL-11"/>
        <table:table-column table:default-cell-style-name="ACE-0x7f0223bb0068" table:style-name="ACOL-12"/>
        <table:table-column table:default-cell-style-name="ACE-0x7f0223bb0068" table:style-name="ACOL-13"/>
        <table:table-column table:default-cell-style-name="ACE-0x7f0223bb0068" table:style-name="ACOL-14"/>
        <table:table-column table:default-cell-style-name="ACE-0x7f0223bb0068" table:style-name="ACOL-15"/>
        <table:table-column table:default-cell-style-name="ACE-0x7f0223bb0ad0" table:style-name="ACOL-16"/>
        <table:table-column table:default-cell-style-name="ACE-0x7f0223bb0ad0" table:style-name="ACOL-17"/>
        <table:table-column table:default-cell-style-name="ACE-0x7f0223bb0ad0" table:style-name="ACOL-10"/>
        <table:table-column table:default-cell-style-name="ACE-0x7f0223bb0ad0" table:style-name="ACOL-0"/>
        <table:table-column table:default-cell-style-name="ACE-0x7f0223bb0068" table:style-name="ACOL-0"/>
        <table:table-column table:default-cell-style-name="ACE-0x7f0223bb0ad0" table:style-name="ACOL-0" table:number-columns-repeated="5"/>
        <table:table-column table:default-cell-style-name="ACE-0x7f0223bb0ad0" table:style-name="ACOL-0" table:number-columns-repeated="104"/>
        <table:table-row table:style-name="AROW-2">
          <table:table-cell table:style-name="ACE-0x7f0223bb0758" office:value-type="string">
            <text:p>User Name</text:p>
          </table:table-cell>
          <table:table-cell table:style-name="ACE-0x7f0223bb09a8" office:value-type="string">
            <text:p>Password</text:p>
          </table:table-cell>
          <table:table-cell table:style-name="ACE-0x7f0223bb1538" office:value-type="string">
            <text:p>MenuProductName</text:p>
          </table:table-cell>
          <table:table-cell table:style-name="ACE-0x7f0223bb1538" office:value-type="string">
            <text:p>Product List1</text:p>
          </table:table-cell>
          <table:table-cell table:style-name="ACE-0x7f0223bb1538" office:value-type="string">
            <text:p>SearchProduct1</text:p>
          </table:table-cell>
          <table:table-cell table:style-name="ACE-0x7f0223bb1538" office:value-type="string">
            <text:p>Desired Product</text:p>
          </table:table-cell>
          <table:table-cell table:style-name="ACE-0x7f0223bb1538" office:value-type="string">
            <text:p>Gift_Certifictae_Code</text:p>
          </table:table-cell>
          <table:table-cell table:style-name="ACE-0x7f0223bb1538" office:value-type="string">
            <text:p>Email_Address</text:p>
          </table:table-cell>
          <table:table-cell table:style-name="ACE-0x7f0223bb1538" office:value-type="string">
            <text:p>First_Name</text:p>
          </table:table-cell>
          <table:table-cell table:style-name="ACE-0x7f0223bb1538" office:value-type="string">
            <text:p>Last_Name</text:p>
          </table:table-cell>
          <table:table-cell table:style-name="ACE-0x7f0223baeb98" office:value-type="string">
            <text:p>Pin_Code</text:p>
          </table:table-cell>
          <table:table-cell table:style-name="ACE-0x7f0223baeb98" office:value-type="string">
            <text:p>Mobile_Number</text:p>
          </table:table-cell>
          <table:table-cell table:style-name="ACE-0x7f0223baeb98" office:value-type="string">
            <text:p>Address</text:p>
          </table:table-cell>
          <table:table-cell table:style-name="ACE-0x7f0223baeb98" office:value-type="string">
            <text:p>Address_2</text:p>
          </table:table-cell>
          <table:table-cell table:style-name="ACE-0x7f0223bb1538" office:value-type="string">
            <text:p>City</text:p>
          </table:table-cell>
          <table:table-cell table:style-name="ACE-0x7f0223bb1538" office:value-type="string">
            <text:p>Select_State</text:p>
          </table:table-cell>
          <table:table-cell table:style-name="ACE-0x7f0223bb1538" office:value-type="string">
            <text:p>First_Name</text:p>
          </table:table-cell>
          <table:table-cell table:style-name="ACE-0x7f0223bb1538" office:value-type="string">
            <text:p>Last_Name</text:p>
          </table:table-cell>
          <table:table-cell table:style-name="ACE-0x7f0223baeb98" office:value-type="string">
            <text:p>Pin_Code</text:p>
          </table:table-cell>
          <table:table-cell table:style-name="ACE-0x7f0223bb1538" office:value-type="string">
            <text:p>Mobile_Number</text:p>
          </table:table-cell>
          <table:table-cell table:style-name="ACE-0x7f0223bb1538" office:value-type="string">
            <text:p>Address</text:p>
          </table:table-cell>
          <table:table-cell table:style-name="ACE-0x7f0223bb1538" office:value-type="string">
            <text:p>Address_2</text:p>
          </table:table-cell>
          <table:table-cell table:style-name="ACE-0x7f0223bb1538" office:value-type="string">
            <text:p>City</text:p>
          </table:table-cell>
          <table:table-cell table:style-name="ACE-0x7f0223bb0f70" office:value-type="string">
            <text:p>Select_State</text:p>
          </table:table-cell>
          <table:table-cell table:number-columns-repeated="104" table:style-name="ACE-0x7f0223bb0ad0"/>
        </table:table-row>
        <table:table-row table:style-name="AROW-2">
          <table:table-cell table:style-name="ACE-0x7f0223bafaa0" office:value-type="string">
            <text:p>testapiuser@shopclues.com</text:p>
          </table:table-cell>
          <table:table-cell table:style-name="ACE-0x7f0223bb12e8" office:value-type="string">
            <text:p>e10adc3949ba59abbe56e057f20f883e</text:p>
          </table:table-cell>
          <table:table-cell table:style-name="ACE-0x7f0223bb12e8" office:value-type="string">
            <text:p>Shop By Category</text:p>
          </table:table-cell>
          <table:table-cell table:style-name="ACE-0x7f0223bb12e8" office:value-type="string">
            <text:p>Shop By Category##Computers##Storage Devices##Pen Drive</text:p>
          </table:table-cell>
          <table:table-cell table:style-name="ACE-0x7f0223bb12e8" office:value-type="string">
            <text:p>Moserbaer 16GB USB Pen Drive</text:p>
          </table:table-cell>
          <table:table-cell table:style-name="ACE-0x7f0223bb12e8" office:value-type="string">
            <text:p>Moserbaer 16GB USB Pen Drive</text:p>
          </table:table-cell>
          <table:table-cell table:style-name="ACE-0x7f0223bb12e8" office:value-type="string">
            <text:p>GC-2AXR-FLCK-KKUQ</text:p>
          </table:table-cell>
          <table:table-cell table:style-name="ACE-0x7f0223bb12e8" office:value-type="string">
            <text:p>keshav.kashyap@crestechglobal.com</text:p>
          </table:table-cell>
          <table:table-cell table:style-name="ACE-0x7f0223bb12e8" office:value-type="string">
            <text:p>Keshav</text:p>
          </table:table-cell>
          <table:table-cell table:style-name="ACE-0x7f0223bb1410" office:value-type="string">
            <text:p>Kashyap</text:p>
          </table:table-cell>
          <table:table-cell table:style-name="ACE-0x7f0223bb0e48" office:value-type="float" office:value="110058">
            <text:p>110058</text:p>
          </table:table-cell>
          <table:table-cell table:style-name="ACE-0x7f0223bafe18" office:value-type="float" office:value="8860357238">
            <text:p>8860357238</text:p>
          </table:table-cell>
          <table:table-cell table:style-name="ACE-0x7f0223bafe18" office:value-type="string">
            <text:p>WB-143 (C), Shakarpur, </text:p>
          </table:table-cell>
          <table:table-cell table:style-name="ACE-0x7f0223bafe18" office:value-type="string">
            <text:p>Near Laxmi Nagar , New Delhi</text:p>
          </table:table-cell>
          <table:table-cell table:style-name="ACE-0x7f0223bb12e8" office:value-type="string">
            <text:p>New Delhi</text:p>
          </table:table-cell>
          <table:table-cell table:style-name="ACE-0x7f0223bb12e8" office:value-type="string">
            <text:p>Delhi</text:p>
          </table:table-cell>
          <table:table-cell table:style-name="ACE-0x7f0223bb12e8" office:value-type="string">
            <text:p>Keshav</text:p>
          </table:table-cell>
          <table:table-cell table:style-name="ACE-0x7f0223bb1410" office:value-type="string">
            <text:p>Kashyap</text:p>
          </table:table-cell>
          <table:table-cell table:style-name="ACE-0x7f0223bb0e48" office:value-type="float" office:value="110058">
            <text:p>110058</text:p>
          </table:table-cell>
          <table:table-cell table:style-name="ACE-0x7f0223bb12e8" office:value-type="float" office:value="8860357238">
            <text:p>8.9E+09</text:p>
          </table:table-cell>
          <table:table-cell table:style-name="ACE-0x7f0223bb12e8" office:value-type="string">
            <text:p>WB-143 (C), Shakarpur, </text:p>
          </table:table-cell>
          <table:table-cell table:style-name="ACE-0x7f0223bb12e8" office:value-type="string">
            <text:p>Near Laxmi Nagar , New Delhi</text:p>
          </table:table-cell>
          <table:table-cell table:style-name="ACE-0x7f0223bb12e8" office:value-type="string">
            <text:p>New Delhi</text:p>
          </table:table-cell>
          <table:table-cell table:style-name="ACE-0x7f0223bb1660" office:value-type="string">
            <text:p>Delhi</text:p>
          </table:table-cell>
          <table:table-cell table:number-columns-repeated="104" table:style-name="ACE-0x7f0223bb0ad0"/>
        </table:table-row>
        <table:table-row table:style-name="AROW-4">
          <table:table-cell table:number-columns-repeated="3" table:style-name="ACE-0x7f0223bb0ad0"/>
          <table:table-cell table:style-name="ACE-0x7f0223baef10"/>
          <table:table-cell table:number-columns-repeated="6" table:style-name="ACE-0x7f0223bb0ad0"/>
          <table:table-cell table:number-columns-repeated="4" table:style-name="ACE-0x7f0223bb0068"/>
          <table:table-cell table:number-columns-repeated="4" table:style-name="ACE-0x7f0223bb0ad0"/>
          <table:table-cell table:style-name="ACE-0x7f0223bb0068"/>
          <table:table-cell table:number-columns-repeated="109" table:style-name="ACE-0x7f0223bb0a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0223bad800" table:print="false">
        <office:forms form:automatic-focus="false" form:apply-design-mode="false">
          <form:form/>
        </office:forms>
        <table:table-column table:default-cell-style-name="ACE-0x7f0223bb02b8" table:style-name="ACOL-3"/>
        <table:table-column table:default-cell-style-name="ACE-0x7f0223bb02b8" table:style-name="ACOL-4"/>
        <table:table-column table:default-cell-style-name="ACE-0x7f0223bb02b8" table:style-name="ACOL-5"/>
        <table:table-column table:default-cell-style-name="ACE-0x7f0223bb02b8" table:style-name="ACOL-6"/>
        <table:table-column table:default-cell-style-name="ACE-0x7f0223bb02b8" table:style-name="ACOL-7" table:number-columns-repeated="2"/>
        <table:table-column table:default-cell-style-name="ACE-0x7f0223bb02b8" table:style-name="ACOL-8"/>
        <table:table-column table:default-cell-style-name="ACE-0x7f0223bb02b8" table:style-name="ACOL-9"/>
        <table:table-column table:default-cell-style-name="ACE-0x7f0223bb02b8" table:style-name="ACOL-10"/>
        <table:table-column table:default-cell-style-name="ACE-0x7f0223bb02b8" table:style-name="ACOL-11"/>
        <table:table-column table:default-cell-style-name="ACE-0x7f022438a9e0" table:style-name="ACOL-12"/>
        <table:table-column table:default-cell-style-name="ACE-0x7f022438a9e0" table:style-name="ACOL-13"/>
        <table:table-column table:default-cell-style-name="ACE-0x7f022438a9e0" table:style-name="ACOL-14"/>
        <table:table-column table:default-cell-style-name="ACE-0x7f022438a9e0" table:style-name="ACOL-15"/>
        <table:table-column table:default-cell-style-name="ACE-0x7f0223bb02b8" table:style-name="ACOL-16"/>
        <table:table-column table:default-cell-style-name="ACE-0x7f0223bb02b8" table:style-name="ACOL-17"/>
        <table:table-column table:default-cell-style-name="ACE-0x7f0223bb02b8" table:style-name="ACOL-10"/>
        <table:table-column table:default-cell-style-name="ACE-0x7f0223bb02b8" table:style-name="ACOL-0"/>
        <table:table-column table:default-cell-style-name="ACE-0x7f022438a9e0" table:style-name="ACOL-0"/>
        <table:table-column table:default-cell-style-name="ACE-0x7f0223bb02b8" table:style-name="ACOL-0" table:number-columns-repeated="5"/>
        <table:table-column table:default-cell-style-name="ACE-0x7f0223bb02b8" table:style-name="ACOL-0" table:number-columns-repeated="104"/>
        <table:table-row table:style-name="AROW-2">
          <table:table-cell table:style-name="ACE-0x7f0223baff40" office:value-type="string">
            <text:p>User Name</text:p>
          </table:table-cell>
          <table:table-cell table:style-name="ACE-0x7f0223bb0d20" office:value-type="string">
            <text:p>Password</text:p>
          </table:table-cell>
          <table:table-cell table:style-name="ACE-0x7f022438a418" office:value-type="string">
            <text:p>MenuProductName</text:p>
          </table:table-cell>
          <table:table-cell table:style-name="ACE-0x7f022438a418" office:value-type="string">
            <text:p>Product List1</text:p>
          </table:table-cell>
          <table:table-cell table:style-name="ACE-0x7f022438a418" office:value-type="string">
            <text:p>SearchProduct1</text:p>
          </table:table-cell>
          <table:table-cell table:style-name="ACE-0x7f022438a418" office:value-type="string">
            <text:p>Desired Product</text:p>
          </table:table-cell>
          <table:table-cell table:style-name="ACE-0x7f022438a418" office:value-type="string">
            <text:p>Gift_Certifictae_Code</text:p>
          </table:table-cell>
          <table:table-cell table:style-name="ACE-0x7f022438a418" office:value-type="string">
            <text:p>Email_Address</text:p>
          </table:table-cell>
          <table:table-cell table:style-name="ACE-0x7f022438a418" office:value-type="string">
            <text:p>First_Name</text:p>
          </table:table-cell>
          <table:table-cell table:style-name="ACE-0x7f022438a418" office:value-type="string">
            <text:p>Last_Name</text:p>
          </table:table-cell>
          <table:table-cell table:style-name="ACE-0x7f022438a790" office:value-type="string">
            <text:p>Pin_Code</text:p>
          </table:table-cell>
          <table:table-cell table:style-name="ACE-0x7f022438a790" office:value-type="string">
            <text:p>Mobile_Number</text:p>
          </table:table-cell>
          <table:table-cell table:style-name="ACE-0x7f022438a790" office:value-type="string">
            <text:p>Address</text:p>
          </table:table-cell>
          <table:table-cell table:style-name="ACE-0x7f022438a790" office:value-type="string">
            <text:p>Address_2</text:p>
          </table:table-cell>
          <table:table-cell table:style-name="ACE-0x7f022438a418" office:value-type="string">
            <text:p>City</text:p>
          </table:table-cell>
          <table:table-cell table:style-name="ACE-0x7f022438a418" office:value-type="string">
            <text:p>Select_State</text:p>
          </table:table-cell>
          <table:table-cell table:style-name="ACE-0x7f022438a418" office:value-type="string">
            <text:p>First_Name</text:p>
          </table:table-cell>
          <table:table-cell table:style-name="ACE-0x7f022438a418" office:value-type="string">
            <text:p>Last_Name</text:p>
          </table:table-cell>
          <table:table-cell table:style-name="ACE-0x7f022438a790" office:value-type="string">
            <text:p>Pin_Code</text:p>
          </table:table-cell>
          <table:table-cell table:style-name="ACE-0x7f022438a418" office:value-type="string">
            <text:p>Mobile_Number</text:p>
          </table:table-cell>
          <table:table-cell table:style-name="ACE-0x7f022438a418" office:value-type="string">
            <text:p>Address</text:p>
          </table:table-cell>
          <table:table-cell table:style-name="ACE-0x7f022438a418" office:value-type="string">
            <text:p>Address_2</text:p>
          </table:table-cell>
          <table:table-cell table:style-name="ACE-0x7f022438a418" office:value-type="string">
            <text:p>City</text:p>
          </table:table-cell>
          <table:table-cell table:style-name="ACE-0x7f0223bb0508" office:value-type="string">
            <text:p>Select_State</text:p>
          </table:table-cell>
          <table:table-cell table:number-columns-repeated="104" table:style-name="ACE-0x7f0223bb02b8"/>
        </table:table-row>
        <table:table-row table:style-name="AROW-2">
          <table:table-cell table:style-name="ACE-0x7f0223bb0bf8" office:value-type="string">
            <text:p>testapiuser@shopclues.com</text:p>
          </table:table-cell>
          <table:table-cell table:style-name="ACE-0x7f022438a540" office:value-type="string">
            <text:p>e10adc3949ba59abbe56e057f20f883e</text:p>
          </table:table-cell>
          <table:table-cell table:style-name="ACE-0x7f022438a540" office:value-type="string">
            <text:p>Shop By Category</text:p>
          </table:table-cell>
          <table:table-cell table:style-name="ACE-0x7f022438a540" office:value-type="string">
            <text:p>Shop By Category##Computers##Storage Devices##Pen Drive</text:p>
          </table:table-cell>
          <table:table-cell table:style-name="ACE-0x7f022438a540" office:value-type="string">
            <text:p>Moserbaer 16GB USB Pen Drive</text:p>
          </table:table-cell>
          <table:table-cell table:style-name="ACE-0x7f022438a540" office:value-type="string">
            <text:p>Moserbaer 16GB USB Pen Drive</text:p>
          </table:table-cell>
          <table:table-cell table:style-name="ACE-0x7f022438a540" office:value-type="string">
            <text:p>GC-2AXR-FLCK-KKUQ</text:p>
          </table:table-cell>
          <table:table-cell table:style-name="ACE-0x7f022438a540" office:value-type="string">
            <text:p>keshav.kashyap@crestechglobal.com</text:p>
          </table:table-cell>
          <table:table-cell table:style-name="ACE-0x7f022438a540" office:value-type="string">
            <text:p>Keshav</text:p>
          </table:table-cell>
          <table:table-cell table:style-name="ACE-0x7f022438a668" office:value-type="string">
            <text:p>Kashyap</text:p>
          </table:table-cell>
          <table:table-cell table:style-name="ACE-0x7f022438a8b8" office:value-type="float" office:value="110058">
            <text:p>110058</text:p>
          </table:table-cell>
          <table:table-cell table:style-name="ACE-0x7f022438ab08" office:value-type="float" office:value="8860357238">
            <text:p>8860357238</text:p>
          </table:table-cell>
          <table:table-cell table:style-name="ACE-0x7f022438ab08" office:value-type="string">
            <text:p>WB-143 (C), Shakarpur, </text:p>
          </table:table-cell>
          <table:table-cell table:style-name="ACE-0x7f022438ab08" office:value-type="string">
            <text:p>Near Laxmi Nagar , New Delhi</text:p>
          </table:table-cell>
          <table:table-cell table:style-name="ACE-0x7f022438a540" office:value-type="string">
            <text:p>New Delhi</text:p>
          </table:table-cell>
          <table:table-cell table:style-name="ACE-0x7f022438a540" office:value-type="string">
            <text:p>Delhi</text:p>
          </table:table-cell>
          <table:table-cell table:style-name="ACE-0x7f022438a540" office:value-type="string">
            <text:p>Keshav</text:p>
          </table:table-cell>
          <table:table-cell table:style-name="ACE-0x7f022438a668" office:value-type="string">
            <text:p>Kashyap</text:p>
          </table:table-cell>
          <table:table-cell table:style-name="ACE-0x7f022438a8b8" office:value-type="float" office:value="110058">
            <text:p>110058</text:p>
          </table:table-cell>
          <table:table-cell table:style-name="ACE-0x7f022438a540" office:value-type="float" office:value="8860357238">
            <text:p>8.9E+09</text:p>
          </table:table-cell>
          <table:table-cell table:style-name="ACE-0x7f022438a540" office:value-type="string">
            <text:p>WB-143 (C), Shakarpur, </text:p>
          </table:table-cell>
          <table:table-cell table:style-name="ACE-0x7f022438a540" office:value-type="string">
            <text:p>Near Laxmi Nagar , New Delhi</text:p>
          </table:table-cell>
          <table:table-cell table:style-name="ACE-0x7f022438a540" office:value-type="string">
            <text:p>New Delhi</text:p>
          </table:table-cell>
          <table:table-cell table:style-name="ACE-0x7f0223bb1d50" office:value-type="string">
            <text:p>Delhi</text:p>
          </table:table-cell>
          <table:table-cell table:number-columns-repeated="104" table:style-name="ACE-0x7f0223bb02b8"/>
        </table:table-row>
        <table:table-row table:style-name="AROW-4">
          <table:table-cell table:number-columns-repeated="3" table:style-name="ACE-0x7f0223bb02b8"/>
          <table:table-cell table:style-name="ACE-0x7f0223bb0190"/>
          <table:table-cell table:number-columns-repeated="6" table:style-name="ACE-0x7f0223bb02b8"/>
          <table:table-cell table:number-columns-repeated="4" table:style-name="ACE-0x7f022438a9e0"/>
          <table:table-cell table:number-columns-repeated="4" table:style-name="ACE-0x7f0223bb02b8"/>
          <table:table-cell table:style-name="ACE-0x7f022438a9e0"/>
          <table:table-cell table:number-columns-repeated="109" table:style-name="ACE-0x7f0223bb02b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0223bad9f0" table:print="false">
        <office:forms form:automatic-focus="false" form:apply-design-mode="false">
          <form:form/>
        </office:forms>
        <table:table-column table:default-cell-style-name="ACE-0x7f022438ac30" table:style-name="ACOL-3"/>
        <table:table-column table:default-cell-style-name="ACE-0x7f022438ac30" table:style-name="ACOL-4"/>
        <table:table-column table:default-cell-style-name="ACE-0x7f022438ac30" table:style-name="ACOL-5"/>
        <table:table-column table:default-cell-style-name="ACE-0x7f022438ac30" table:style-name="ACOL-6"/>
        <table:table-column table:default-cell-style-name="ACE-0x7f022438ac30" table:style-name="ACOL-7" table:number-columns-repeated="2"/>
        <table:table-column table:default-cell-style-name="ACE-0x7f022438ac30" table:style-name="ACOL-8"/>
        <table:table-column table:default-cell-style-name="ACE-0x7f022438ac30" table:style-name="ACOL-9"/>
        <table:table-column table:default-cell-style-name="ACE-0x7f022438ac30" table:style-name="ACOL-10"/>
        <table:table-column table:default-cell-style-name="ACE-0x7f022438ac30" table:style-name="ACOL-11"/>
        <table:table-column table:default-cell-style-name="ACE-0x7f022438ba10" table:style-name="ACOL-12"/>
        <table:table-column table:default-cell-style-name="ACE-0x7f022438ba10" table:style-name="ACOL-13"/>
        <table:table-column table:default-cell-style-name="ACE-0x7f022438ba10" table:style-name="ACOL-14"/>
        <table:table-column table:default-cell-style-name="ACE-0x7f022438ba10" table:style-name="ACOL-15"/>
        <table:table-column table:default-cell-style-name="ACE-0x7f022438ac30" table:style-name="ACOL-16"/>
        <table:table-column table:default-cell-style-name="ACE-0x7f022438ac30" table:style-name="ACOL-17"/>
        <table:table-column table:default-cell-style-name="ACE-0x7f022438ac30" table:style-name="ACOL-10"/>
        <table:table-column table:default-cell-style-name="ACE-0x7f022438ac30" table:style-name="ACOL-0"/>
        <table:table-column table:default-cell-style-name="ACE-0x7f022438ba10" table:style-name="ACOL-0"/>
        <table:table-column table:default-cell-style-name="ACE-0x7f022438ac30" table:style-name="ACOL-0" table:number-columns-repeated="5"/>
        <table:table-column table:default-cell-style-name="ACE-0x7f022438ac30" table:style-name="ACOL-0" table:number-columns-repeated="104"/>
        <table:table-row table:style-name="AROW-2">
          <table:table-cell table:style-name="ACE-0x7f022438ad58" office:value-type="string">
            <text:p>User Name</text:p>
          </table:table-cell>
          <table:table-cell table:style-name="ACE-0x7f022438afa8" office:value-type="string">
            <text:p>Password</text:p>
          </table:table-cell>
          <table:table-cell table:style-name="ACE-0x7f022438b448" office:value-type="string">
            <text:p>MenuProductName</text:p>
          </table:table-cell>
          <table:table-cell table:style-name="ACE-0x7f022438b448" office:value-type="string">
            <text:p>Product List1</text:p>
          </table:table-cell>
          <table:table-cell table:style-name="ACE-0x7f022438b448" office:value-type="string">
            <text:p>SearchProduct1</text:p>
          </table:table-cell>
          <table:table-cell table:style-name="ACE-0x7f022438b448" office:value-type="string">
            <text:p>Desired Product</text:p>
          </table:table-cell>
          <table:table-cell table:style-name="ACE-0x7f022438b448" office:value-type="string">
            <text:p>Gift_Certifictae_Code</text:p>
          </table:table-cell>
          <table:table-cell table:style-name="ACE-0x7f022438b448" office:value-type="string">
            <text:p>Email_Address</text:p>
          </table:table-cell>
          <table:table-cell table:style-name="ACE-0x7f022438b448" office:value-type="string">
            <text:p>First_Name</text:p>
          </table:table-cell>
          <table:table-cell table:style-name="ACE-0x7f022438b448" office:value-type="string">
            <text:p>Last_Name</text:p>
          </table:table-cell>
          <table:table-cell table:style-name="ACE-0x7f022438b7c0" office:value-type="string">
            <text:p>Pin_Code</text:p>
          </table:table-cell>
          <table:table-cell table:style-name="ACE-0x7f022438b7c0" office:value-type="string">
            <text:p>Mobile_Number</text:p>
          </table:table-cell>
          <table:table-cell table:style-name="ACE-0x7f022438b7c0" office:value-type="string">
            <text:p>Address</text:p>
          </table:table-cell>
          <table:table-cell table:style-name="ACE-0x7f022438b7c0" office:value-type="string">
            <text:p>Address_2</text:p>
          </table:table-cell>
          <table:table-cell table:style-name="ACE-0x7f022438b448" office:value-type="string">
            <text:p>City</text:p>
          </table:table-cell>
          <table:table-cell table:style-name="ACE-0x7f022438b448" office:value-type="string">
            <text:p>Select_State</text:p>
          </table:table-cell>
          <table:table-cell table:style-name="ACE-0x7f022438b448" office:value-type="string">
            <text:p>First_Name</text:p>
          </table:table-cell>
          <table:table-cell table:style-name="ACE-0x7f022438b448" office:value-type="string">
            <text:p>Last_Name</text:p>
          </table:table-cell>
          <table:table-cell table:style-name="ACE-0x7f022438b7c0" office:value-type="string">
            <text:p>Pin_Code</text:p>
          </table:table-cell>
          <table:table-cell table:style-name="ACE-0x7f022438b448" office:value-type="string">
            <text:p>Mobile_Number</text:p>
          </table:table-cell>
          <table:table-cell table:style-name="ACE-0x7f022438b448" office:value-type="string">
            <text:p>Address</text:p>
          </table:table-cell>
          <table:table-cell table:style-name="ACE-0x7f022438b448" office:value-type="string">
            <text:p>Address_2</text:p>
          </table:table-cell>
          <table:table-cell table:style-name="ACE-0x7f022438b448" office:value-type="string">
            <text:p>City</text:p>
          </table:table-cell>
          <table:table-cell table:style-name="ACE-0x7f022438b0d0" office:value-type="string">
            <text:p>Select_State</text:p>
          </table:table-cell>
          <table:table-cell table:number-columns-repeated="104" table:style-name="ACE-0x7f022438ac30"/>
        </table:table-row>
        <table:table-row table:style-name="AROW-2">
          <table:table-cell table:style-name="ACE-0x7f022438ae80" office:value-type="string">
            <text:p>testapiuser@shopclues.com</text:p>
          </table:table-cell>
          <table:table-cell table:style-name="ACE-0x7f022438b570" office:value-type="string">
            <text:p>e10adc3949ba59abbe56e057f20f883e</text:p>
          </table:table-cell>
          <table:table-cell table:style-name="ACE-0x7f022438b570" office:value-type="string">
            <text:p>Shop By Category</text:p>
          </table:table-cell>
          <table:table-cell table:style-name="ACE-0x7f022438b570" office:value-type="string">
            <text:p>Shop By Category##Computers##Storage Devices##Pen Drive</text:p>
          </table:table-cell>
          <table:table-cell table:style-name="ACE-0x7f022438b570" office:value-type="string">
            <text:p>Moserbaer 16GB USB Pen Drive</text:p>
          </table:table-cell>
          <table:table-cell table:style-name="ACE-0x7f022438b570" office:value-type="string">
            <text:p>Moserbaer 16GB USB Pen Drive</text:p>
          </table:table-cell>
          <table:table-cell table:style-name="ACE-0x7f022438b570" office:value-type="string">
            <text:p>GC-2AXR-FLCK-KKUQ</text:p>
          </table:table-cell>
          <table:table-cell table:style-name="ACE-0x7f022438b570" office:value-type="string">
            <text:p>keshav.kashyap@crestechglobal.com</text:p>
          </table:table-cell>
          <table:table-cell table:style-name="ACE-0x7f022438b570" office:value-type="string">
            <text:p>Keshav</text:p>
          </table:table-cell>
          <table:table-cell table:style-name="ACE-0x7f022438b698" office:value-type="string">
            <text:p>Kashyap</text:p>
          </table:table-cell>
          <table:table-cell table:style-name="ACE-0x7f022438b8e8" office:value-type="float" office:value="110058">
            <text:p>110058</text:p>
          </table:table-cell>
          <table:table-cell table:style-name="ACE-0x7f022438bb38" office:value-type="float" office:value="8860357238">
            <text:p>8860357238</text:p>
          </table:table-cell>
          <table:table-cell table:style-name="ACE-0x7f022438bb38" office:value-type="string">
            <text:p>WB-143 (C), Shakarpur, </text:p>
          </table:table-cell>
          <table:table-cell table:style-name="ACE-0x7f022438bb38" office:value-type="string">
            <text:p>Near Laxmi Nagar , New Delhi</text:p>
          </table:table-cell>
          <table:table-cell table:style-name="ACE-0x7f022438b570" office:value-type="string">
            <text:p>New Delhi</text:p>
          </table:table-cell>
          <table:table-cell table:style-name="ACE-0x7f022438b570" office:value-type="string">
            <text:p>Delhi</text:p>
          </table:table-cell>
          <table:table-cell table:style-name="ACE-0x7f022438b570" office:value-type="string">
            <text:p>Keshav</text:p>
          </table:table-cell>
          <table:table-cell table:style-name="ACE-0x7f022438b698" office:value-type="string">
            <text:p>Kashyap</text:p>
          </table:table-cell>
          <table:table-cell table:style-name="ACE-0x7f022438b8e8" office:value-type="float" office:value="110058">
            <text:p>110058</text:p>
          </table:table-cell>
          <table:table-cell table:style-name="ACE-0x7f022438b570" office:value-type="float" office:value="8860357238">
            <text:p>8.9E+09</text:p>
          </table:table-cell>
          <table:table-cell table:style-name="ACE-0x7f022438b570" office:value-type="string">
            <text:p>WB-143 (C), Shakarpur, </text:p>
          </table:table-cell>
          <table:table-cell table:style-name="ACE-0x7f022438b570" office:value-type="string">
            <text:p>Near Laxmi Nagar , New Delhi</text:p>
          </table:table-cell>
          <table:table-cell table:style-name="ACE-0x7f022438b570" office:value-type="string">
            <text:p>New Delhi</text:p>
          </table:table-cell>
          <table:table-cell table:style-name="ACE-0x7f022438b320" office:value-type="string">
            <text:p>Delhi</text:p>
          </table:table-cell>
          <table:table-cell table:number-columns-repeated="104" table:style-name="ACE-0x7f022438ac30"/>
        </table:table-row>
        <table:table-row table:style-name="AROW-4">
          <table:table-cell table:number-columns-repeated="3" table:style-name="ACE-0x7f022438ac30"/>
          <table:table-cell table:style-name="ACE-0x7f022438b1f8"/>
          <table:table-cell table:number-columns-repeated="6" table:style-name="ACE-0x7f022438ac30"/>
          <table:table-cell table:number-columns-repeated="4" table:style-name="ACE-0x7f022438ba10"/>
          <table:table-cell table:number-columns-repeated="4" table:style-name="ACE-0x7f022438ac30"/>
          <table:table-cell table:style-name="ACE-0x7f022438ba10"/>
          <table:table-cell table:number-columns-repeated="109" table:style-name="ACE-0x7f022438ac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223a9f2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223b7d2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223afdc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2242f5e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22436d8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2243b80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223bad040" style:display-name="TestCase" style:page-layout-name="pl-0x7f0223a9f2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223bad230" style:display-name="MQA1_TestData" style:page-layout-name="pl-0x7f0223b7d2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223bad420" style:display-name="MQA2_TestData" style:page-layout-name="pl-0x7f0223afdc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223bad610" style:display-name="MQA3_TestData" style:page-layout-name="pl-0x7f02242f5e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223bad800" style:display-name="MQA4_TestData" style:page-layout-name="pl-0x7f022436d8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223bad9f0" style:display-name="MQA5_TestData" style:page-layout-name="pl-0x7f02243b80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00:0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